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ReferenceHashMapTests.shouldReplaceOldNullValueWithNew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ReferenceHashMapTests.shouldReplaceOldValueWithNew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ReferenceHashMapTests.shouldGetFollowingN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urrentReferenceHashMapTests.shouldPurgeOn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WeakConcurrentCache.TestWeakConcurren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ference.get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ferenceHashMapTests.shouldSetVia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WeakConcurrentCache.TestWeakConcurrentCache( int initialCapacity , int concurrency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ferenceHashMapTests.shouldRemoveWhenKeyIsI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urrentReferenceHashMapTests.shouldNeedPositiveLoad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ReferenceHashMapTests.shouldBeFasterThanSynchroniz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Reference.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ferenceHashMapTests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ReferenceHashMapTests.shouldContai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tReferenceHashMapTests.shouldPutIfAbsentWithNul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ferenceHashMapTests.shouldReplac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ferenceHashMapTests.timeMultiThreaded( String id , final Map &lt; Integer , V &gt; map , ValueFactory &lt; V &gt; fa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currentReferenceHashMapTests.should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WeakConcurrentCache.getMockReference( K key , Restructure restruc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akConcurrentCache.setDisableTestHooks( boolean disableTestHoo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ferenceHashMapTests.should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ReferenceHashMapTests.shouldContai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tReferenceHashMapTests.shouldSupport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ReferenceHashMapTests.shouldPutAn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ReferenceHashMapTests.should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ReferenceHashMapTests.shouldGetWithNo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ference.queueForPu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ferenceHashMapTests.shouldRemoveKeyAndValueWithExisting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WeakConcurrentCache.TestWeakConcurrentCache( int initialCapacity , float loadFactor , int concurrency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ferenceHashMapTests.shouldCreateWithInitial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Reference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ReferenceHashMapTests.shouldCreateWithInitialCapacityAndLoad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ReferenceHashMapTests.shouldCreate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WeakConcurrentCache.getHash( @ Nullable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ReferenceHashMapTests.shouldPutIfAbsent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ferenceHashMapTests.shouldGetEntrySetFollowing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urrentReferenceHashMapTests.shouldApplySupplemental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ReferenceHashMapTests.shouldReplace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ferenceHashMapTests.shouldRemoveVia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currentReferenceHashMapTests.shouldGet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ReferenceHashMapTests.shouldPutNul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WeakConcurrentCache.createReference( Entry &lt; K , V &gt; entry , int hash , @ Nullable Reference &lt; K , V &gt; n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Reference.MockReference( Entry &lt; K , V &gt; entry , int hash , Reference &lt; K , V &gt; next , LinkedList &lt; MockReference &lt; K , V &gt; &gt;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ReferenceHashMapTests.containsVia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Referenc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ferenceHashMapTests.shouldReplaceOnDouble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ferenceHashMapTests.shouldRe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currentReferenceHashMapTests.shouldPu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ReferenceHashMapTests.shouldSupportNull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ferenceHashMapTests.shouldRemoveWhenKeyIsNotI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ferenceHashMapTests.shouldCreateFully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WeakConcurrentCache.pollForPur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WeakConcurrentCache.createReference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currentReferenceHashMapTests.shouldGet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WeakConcurrentCache.getSupplemental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ferenceHashMapTests.shouldNeedPositiveConcurrency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ReferenceHashMapTests.shouldRemoveKeyA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tReferenceHashMapTests.shouldPutIfAb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ferenceHashMapTests.shouldNeedNonNegativeInitial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ReferenceHashMapTests.shouldPu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urrentReferenceHashMapTests.shouldPurgeOn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currentReferenceHashMapTests.shouldCreateWithInitialCapacityAndConcurren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